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439557664" text:style-name="L1">
        <text:list-item>
          <text:p text:style-name="P17">The OpenLCB-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007323334"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027611756"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919725506" text:style-name="L4">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944698402" text:style-name="L5">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757366662"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838344053" text:style-name="L7">
        <text:list-item>
          <text:p text:style-name="P23">If the frame is a Check ID (CID) frame, send a Reserve ID (RID) frame in response.</text:p>
        </text:list-item>
        <text:list-item>
          <text:p text:style-name="P23">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3"><text:soft-page-break/>If the frame is not a Check ID (CID) frame and the node is not in Permitted state, the node shall immediately release the matching node ID alias.</text:p>
        </text:list-item>
        <text:list-item>
          <text:p text:style-name="P23">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2113700970"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62662057"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text:soft-page-break/>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1806636557" text:style-name="L10">
        <text:list-item>
          <text:p text:style-name="P26">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4-01T18:44:17">4/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01T18:44:17">Apr 1,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4-01T18:44:17">4/1/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8</meta:editing-cycles>
    <meta:editing-duration>PT22H55M55S</meta:editing-duration>
    <meta:generator>OpenOffice.org/3.3$Unix OpenOffice.org_project/330m20$Build-9567</meta:generator>
    <dc:date>2012-04-01T18:44:17</dc:date>
    <dc:creator>Bob Jacobsen</dc:creator>
    <meta:keyword>OpenLCB-CANFrame Transfer</meta:keyword>
    <meta:printed-by>Bob Jacobsen</meta:printed-by>
    <meta:print-date>2010-10-15T15:58:33</meta:print-date>
    <meta:document-statistic meta:table-count="5" meta:image-count="1" meta:object-count="0" meta:page-count="7" meta:paragraph-count="169" meta:word-count="1829" meta:character-count="10750"/>
    <meta:user-defined meta:name="Info 1"/>
    <meta:user-defined meta:name="Info 2"/>
    <meta:user-defined meta:name="Info 3"/>
    <meta:user-defined meta:name="Info 4"/>
  </office:meta>
</office:document-meta>
</file>